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%" draw:textarea-horizontal-align="justify" draw:textarea-vertical-align="middle" draw:auto-grow-height="false" fo:min-height="2.545cm" fo:min-width="4.068cm"/>
      <style:paragraph-properties style:writing-mode="lr-tb"/>
    </style:style>
    <style:style style:name="gr2" style:family="graphic" style:parent-style-name="standard">
      <style:graphic-properties draw:fill-color="#ff3333" draw:opacity="10%" draw:textarea-horizontal-align="justify" draw:textarea-vertical-align="middle" draw:auto-grow-height="false" fo:min-height="1.761cm" fo:min-width="1.625cm"/>
      <style:paragraph-properties style:writing-mode="lr-tb"/>
    </style:style>
    <style:style style:name="gr3" style:family="graphic" style:parent-style-name="standard">
      <style:graphic-properties draw:fill-color="#ff3333" draw:opacity="10%" draw:textarea-horizontal-align="justify" draw:textarea-vertical-align="middle" draw:auto-grow-height="false" fo:min-height="1.761cm" fo:min-width="1.626cm"/>
      <style:paragraph-properties style:writing-mode="lr-tb"/>
    </style:style>
    <style:style style:name="gr4" style:family="graphic" style:parent-style-name="standard">
      <style:graphic-properties draw:fill-color="#ff3333" draw:opacity="10%" draw:textarea-horizontal-align="justify" draw:textarea-vertical-align="middle" draw:auto-grow-height="false" fo:min-height="1.761cm" fo:min-width="1.627cm"/>
      <style:paragraph-properties style:writing-mode="lr-tb"/>
    </style:style>
    <style:style style:name="gr5" style:family="graphic" style:parent-style-name="standard">
      <style:graphic-properties draw:fill-color="#ff3333" draw:opacity="10%" draw:textarea-horizontal-align="justify" draw:textarea-vertical-align="middle" draw:auto-grow-height="false" fo:min-height="1.761cm" fo:min-width="1.62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2.596cm" fo:min-width="0cm"/>
    </style:style>
    <style:style style:name="gr8" style:family="graphic" style:parent-style-name="standard">
      <style:graphic-properties draw:stroke="none" svg:stroke-color="#000000" draw:fill="none" draw:fill-color="#ffffff" fo:min-height="1.837cm"/>
      <style:paragraph-properties style:writing-mode="lr-tb"/>
    </style:style>
    <style:style style:name="gr9" style:family="graphic" style:parent-style-name="standard">
      <style:graphic-properties draw:opacity="10%" draw:textarea-horizontal-align="justify" draw:textarea-vertical-align="middle" draw:auto-grow-height="false" fo:min-height="2.546cm" fo:min-width="4.06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331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2.597cm" fo:min-width="0cm"/>
    </style:style>
    <style:style style:name="gr12" style:family="graphic" style:parent-style-name="standard">
      <style:graphic-properties draw:opacity="10%" draw:textarea-horizontal-align="justify" draw:textarea-vertical-align="middle" draw:auto-grow-height="false" fo:min-height="2.547cm" fo:min-width="4.0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4.2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10%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3333" draw:opacity="10%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3333" draw:opacity="10%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68cm" svg:height="2.795cm" svg:x="4.666cm" svg:y="6.244cm">
          <text:p text:style-name="P1">Plataforma</text:p>
          <text:p text:style-name="P1">de recuper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124cm" svg:height="2.278cm" svg:x="1.16cm" svg:y="1.17cm">
          <text:p text:style-name="P3"><text:span text:style-name="T1">Sistema</text:span></text:p>
          <text:p text:style-name="P3"><text:span text:style-name="T1">de</text:span></text:p>
          <text:p text:style-name="P3"><text:span text:style-name="T1">versionado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5" draw:layer="layout" svg:width="2.124cm" svg:height="2.278cm" svg:x="4.241cm" svg:y="1.17cm">
          <text:p text:style-name="P1"><text:span text:style-name="T2"/></text:p>
          <text:p text:style-name="P1"><text:span text:style-name="T2">...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125cm" svg:height="2.278cm" svg:x="10.509cm" svg:y="1.17cm">
          <text:p text:style-name="P3"><text:span text:style-name="T1">Sistema</text:span></text:p>
          <text:p text:style-name="P3"><text:span text:style-name="T1">de revisión</text:span></text:p>
          <text:p text:style-name="P3"><text:span text:style-name="T1">de código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2.126cm" svg:height="2.278cm" svg:x="7.321cm" svg:y="1.17cm">
          <text:p text:style-name="P1"><text:span text:style-name="T2">Sistema</text:span></text:p>
          <text:p text:style-name="P1"><text:span text:style-name="T2">de tícket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2.122cm" svg:height="2.277cm" svg:x="1.137cm" svg:y="4.07cm">
          <text:p text:style-name="P1"><text:span text:style-name="T2">Listaxes</text:span></text:p>
          <text:p text:style-name="P1"><text:span text:style-name="T2">de correo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3.178cm" svg:y1="5.208cm" svg:x2="7.003cm" svg:y2="6.243cm">
          <text:p/>
        </draw:line>
        <draw:line draw:style-name="gr6" draw:text-style-name="P6" draw:layer="layout" svg:x1="3.284cm" svg:y1="2.413cm" svg:x2="6.896cm" svg:y2="6.244cm">
          <text:p/>
        </draw:line>
        <draw:line draw:style-name="gr6" draw:text-style-name="P6" draw:layer="layout" svg:x1="5.303cm" svg:y1="3.448cm" svg:x2="6.897cm" svg:y2="6.347cm">
          <text:p/>
        </draw:line>
        <draw:line draw:style-name="gr6" draw:text-style-name="P6" draw:layer="layout" svg:x1="8.384cm" svg:y1="3.448cm" svg:x2="6.79cm" svg:y2="6.244cm">
          <text:p/>
        </draw:line>
        <draw:line draw:style-name="gr6" draw:text-style-name="P6" draw:layer="layout" svg:x1="11.571cm" svg:y1="3.448cm" svg:x2="6.79cm" svg:y2="6.244cm">
          <text:p/>
        </draw:line>
        <draw:custom-shape draw:style-name="gr7" draw:text-style-name="P6" draw:layer="layout" svg:width="0.957cm" svg:height="3.002cm" svg:x="9.659cm" svg:y="6.1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8" draw:layer="layout" svg:width="4.826cm" svg:height="2.087cm" svg:x="10.552cm" svg:y="6.76cm">
          <draw:text-box>
            <text:p text:style-name="P7"><text:span text:style-name="T2">Datos sen procesar</text:span></text:p>
            <text:p text:style-name="P7"><text:span text:style-name="T2">- </text:span><text:span text:style-name="T3">Data Scientist</text:span></text:p>
          </draw:text-box>
        </draw:frame>
        <draw:custom-shape draw:style-name="gr9" draw:text-style-name="P2" xml:id="id1" draw:id="id1" draw:layer="layout" svg:width="4.568cm" svg:height="2.796cm" svg:x="4.666cm" svg:y="10.809cm">
          <text:p text:style-name="P1">Plataforma de</text:p>
          <text:p text:style-name="P1">enriquecement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xml:id="id2" draw:id="id2" draw:layer="layout" svg:x1="6.999cm" svg:y1="9.039cm" svg:x2="6.999cm" svg:y2="10.903cm">
          <text:p/>
        </draw:line>
        <draw:connector draw:style-name="gr6" draw:text-style-name="P6" draw:layer="layout" draw:type="curve" svg:x1="4.666cm" svg:y1="12.207cm" svg:x2="6.999cm" svg:y2="9.971cm" draw:start-shape="id1" draw:start-glue-point="3" draw:end-shape="id2" draw:end-glue-point="1" svg:d="M4666 12207c-759 0-1925-2236 2333-2236" svg:viewBox="0 0 3076 2237">
          <text:p/>
        </draw:connector>
        <draw:frame draw:style-name="gr10" draw:text-style-name="P8" draw:layer="layout" svg:width="4.82cm" svg:height="3.581cm" svg:x="10.531cm" svg:y="11.16cm">
          <draw:text-box>
            <text:p text:style-name="P7"><text:span text:style-name="T2">Datos enriquecidos</text:span></text:p>
            <text:p text:style-name="P7"><text:span text:style-name="T2">- </text:span><text:span text:style-name="T3">Data Scientist</text:span></text:p>
            <text:p text:style-name="P7"><text:span text:style-name="T2">- Desenvolvedores</text:span></text:p>
          </draw:text-box>
        </draw:frame>
        <draw:custom-shape draw:style-name="gr11" draw:text-style-name="P6" draw:layer="layout" svg:width="0.957cm" svg:height="3.003cm" svg:x="9.659cm" svg:y="10.705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4.568cm" svg:height="2.797cm" svg:x="4.666cm" svg:y="15.7cm">
          <text:p text:style-name="P1">Plataforma</text:p>
          <text:p text:style-name="P1">de visualiz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0.957cm" svg:height="3.003cm" svg:x="9.659cm" svg:y="15.597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6" draw:layer="layout" svg:x1="6.999cm" svg:y1="13.595cm" svg:x2="6.999cm" svg:y2="15.666cm">
          <text:p/>
        </draw:line>
        <draw:frame draw:style-name="gr13" draw:text-style-name="P8" draw:layer="layout" svg:width="5.342cm" svg:height="4.505cm" svg:x="10.452cm" svg:y="15.822cm">
          <draw:text-box>
            <text:p text:style-name="P7"><text:span text:style-name="T2">Visualización</text:span></text:p>
            <text:p text:style-name="P7"><text:span text:style-name="T2">- Desenvolvedores</text:span></text:p>
            <text:p text:style-name="P7"><text:span text:style-name="T2">- Mandos intermedios</text:span></text:p>
            <text:p text:style-name="P7"><text:span text:style-name="T2">- Informes trianuais para os altos carg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aniel </meta:initial-creator>
    <meta:creation-date>2017-03-06T17:07:17.602310301</meta:creation-date>
    <dc:date>2023-06-13T17:22:09.739000000</dc:date>
    <meta:editing-duration>PT21M</meta:editing-duration>
    <meta:editing-cycles>2</meta:editing-cycles>
    <meta:generator>LibreOffice/7.5.3.2$Windows_X86_64 LibreOffice_project/9f56dff12ba03b9acd7730a5a481eea045e468f3</meta:generator>
    <meta:document-statistic meta:object-count="22"/>
  </office:meta>
</office:document-meta>
</file>